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95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/>
    </style:style>
    <style:style style:name="ce2" style:family="table-cell" style:parent-style-name="Default">
      <style:table-cell-properties fo:background-color="#009933"/>
    </style:style>
    <style:style style:name="ce3" style:family="table-cell" style:parent-style-name="Default">
      <style:table-cell-properties fo:background-color="#cc0000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Interface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GUI (web)</text:p>
          </table:table-cell>
          <table:table-cell table:style-name="ce2" table:number-columns-repeated="1023"/>
        </table:table-row>
        <table:table-row table:style-name="ro1">
          <table:table-cell office:value-type="string" calcext:value-type="string">
            <text:p>Module output default viewer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CLI</text:p>
          </table:table-cell>
          <table:table-cell table:style-name="ce2"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" office:value-type="string" calcext:value-type="string">
            <text:p>Python API</text:p>
          </table:table-cell>
          <table:table-cell table:style-name="ce2"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ore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Pipeline manager</text:p>
          </table:table-cell>
          <table:table-cell table:style-name="ce2"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Pipeline Hypervisor (run)</text:p>
          </table:table-cell>
          <table:table-cell table:style-name="ce2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odule architecture</text:p>
          </table:table-cell>
          <table:table-cell table:style-name="ce2" table:number-columns-repeated="1023"/>
        </table:table-row>
        <table:table-row table:style-name="ro1">
          <table:table-cell table:style-name="ce3" office:value-type="string" calcext:value-type="string">
            <text:p>CAS Specific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dule interface specific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gration tutorials / guideline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ool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Converter/Formatter Template Shell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Built-in Module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Collection Rea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ggrega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cuments Split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S Writer (mongodb)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Addons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Twitter Connector (~Collection Read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kipedia Connector (~Collection Read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ebsite (http) scraper (~Collection Reade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asticsearch Wri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nsai Pars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nford Pars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rMG Pars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olf annota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nford NER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 style:data-style-name="N2" text:time-value="16:45:48.002286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16:22:12.734579000</meta:creation-date>
    <dc:date>2015-08-21T18:43:58.074332624</dc:date>
    <meta:editing-duration>PT21M18S</meta:editing-duration>
    <meta:editing-cycles>3</meta:editing-cycles>
    <meta:generator>LibreOffice/4.2.8.2$Linux_X86_64 LibreOffice_project/420m0$Build-2</meta:generator>
    <meta:document-statistic meta:table-count="1" meta:cell-count="29" meta:object-count="0"/>
  </office:meta>
</office:document-meta>
</file>